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6262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5b9bd5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 (Corps)" fo:font-size="12pt" fo:font-style="italic" fo:text-shadow="none" style:text-underline-style="none" fo:font-weight="normal" style:font-size-asian="12pt" style:font-style-asian="italic" style:font-weight-asian="normal" style:font-name-complex="Calibri (Corps)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1009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7"/>
          <table:table-cell table:style-name="ce24" office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3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8">https://gallica.bnf.fr/ark:/12148/bpt6k1462449/f158</text:a></text:p>
          </table:table-cell>
          <table:table-cell table:style-name="ce7"/>
          <table:table-cell table:style-name="ce24" office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2">https://gallica.bnf.fr/ark:/12148/bpt6k1462449/f162</text:a></text:p>
          </table:table-cell>
          <table:table-cell table:style-name="ce7"/>
          <table:table-cell table:style-name="ce25" office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4">https://gallica.bnf.fr/ark:/12148/bpt6k1462449/f164</text:a></text:p>
          </table:table-cell>
          <table:table-cell table:style-name="ce7"/>
          <table:table-cell table:style-name="ce25" office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>
            <text:p>Michel d'Aligre (trésorier)</text:p>
          </table:table-cell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Comptes des menus plaisirs de la chambre du roi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KK 213, fol. 25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68, fol. 38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5">
            <text:p>1665</text:p>
          </table:table-cell>
          <table:table-cell table:style-name="ce7" table:number-columns-repeated="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71, fol. 34</text:p>
          </table:table-cell>
          <table:table-cell table:style-name="ce15" table:number-columns-repeated="2"/>
          <table:table-cell table:style-name="ce26" office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11" office:value-type="string">
            <text:p>4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YF-858</text:p>
          </table:table-cell>
          <table:table-cell table:style-name="ce15" office:value-type="string">
            <text:p><text:a xlink:href="https://gallica.bnf.fr/ark:/12148/bpt6k724678">https://gallica.bnf.fr/ark:/12148/bpt6k724678</text:a></text:p>
          </table:table-cell>
          <table:table-cell table:style-name="ce11" office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32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 </text:p>
          </table:table-cell>
          <table:table-cell table:style-name="ce5" office:value-type="string">
            <text:p>In-12°</text:p>
          </table:table-cell>
          <table:table-cell table:style-name="ce12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4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 </text:p>
          </table:table-cell>
          <table:table-cell table:style-name="ce24" office:value-type="string">
            <text:p>merveilles17_i_marigny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 </text:p>
          </table:table-cell>
          <table:table-cell table:style-name="ce7" office:value-type="string">
            <text:p>Benserade Isaac de ; Molière ; Lully Jean-Baptiste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7" office:value-type="string">
            <text:p>5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Rés. Yf-1613</text:p>
          </table:table-cell>
          <table:table-cell table:style-name="ce15" office:value-type="string">
            <text:p><text:a xlink:href="https://gallica.bnf.fr/ark:/12148/bpt6k71691f">https://gallica.bnf.fr/ark:/12148/bpt6k71691f</text:a></text:p>
          </table:table-cell>
          <table:table-cell table:style-name="ce7"/>
          <table:table-cell table:style-name="ce24" office:value-type="string">
            <text:p>merveilles17_i_pieballard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12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4"/>
          <table:table-cell table:style-name="ce5" office:value-type="string">
            <text:p>Paris, BnF, Richelieu, Arts du spectacle, RESERVE 8-RF-3081</text:p>
          </table:table-cell>
          <table:table-cell table:style-name="ce24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>
            <text:p>Benserade Isaac de ; Molière ; Chauveau François ; Silvestre Israël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73">
            <text:p>1673</text:p>
          </table:table-cell>
          <table:table-cell table:style-name="ce7" office:value-type="string">
            <text:p>Imprimerie royale</text:p>
          </table:table-cell>
          <table:table-cell table:style-name="ce7" office:value-type="string">
            <text:p>In-folio 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">https://gallica.bnf.fr/ark:/12148/btv1b8626216h</text:a></text:p>
          </table:table-cell>
          <table:table-cell table:style-name="ce7"/>
          <table:table-cell table:style-name="ce24" office:value-type="string">
            <text:p>merveilles17_i_pieimprimerieRoyale1673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4"/>
          <table:table-cell table:style-name="ce21"/>
          <table:table-cell table:style-name="ce25" office:value-type="string">
            <text:p>merveilles17_i_pieimprimerieRoyale1673_002</text:p>
          </table:table-cell>
          <table:table-cell table:style-name="ce31" office:value-type="string">
            <text:p>MR</text:p>
          </table:table-cell>
          <table:table-cell table:style-name="ce31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25" office:value-type="string">
            <text:p>merveilles17_ms_amoursdphilidor_001</text:p>
          </table:table-cell>
          <table:table-cell table:style-name="ce31"/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13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4" office:value-type="string">
            <text:p><text:a xlink:href="https://gallica.bnf.fr/ark:/12148/btv1b10527887j">https://gallica.bnf.fr/ark:/12148/btv1b10527887j</text:a></text:p>
          </table:table-cell>
          <table:table-cell table:style-name="ce7"/>
          <table:table-cell table:style-name="ce25" office:value-type="string">
            <text:p>merveilles17_ms_piebizincourt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13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>
            <text:p>Copié par Philidor l'aîné</text:p>
          </table:table-cell>
          <table:table-cell table:style-name="ce7" office:value-type="string">
            <text:p>Manuscrit ; partition manuscrite</text:p>
          </table:table-cell>
          <table:table-cell table:style-name="ce7" office:value-type="string">
            <text:p><text:s/>[Ca 1690] </text:p>
          </table:table-cell>
          <table:table-cell table:style-name="ce7"/>
          <table:table-cell table:style-name="ce7" office:value-type="string">
            <text:p>45,5 x 30 cm</text:p>
          </table:table-cell>
          <table:table-cell table:style-name="ce7" office:value-type="string">
            <text:p>202 p.</text:p>
          </table:table-cell>
          <table:table-cell table:style-name="ce7" office:value-type="string">
            <text:p>Paris, BnF, Département de la Musique</text:p>
          </table:table-cell>
          <table:table-cell table:style-name="ce7" office:value-type="string">
            <text:p>RES F-531 </text:p>
          </table:table-cell>
          <table:table-cell table:style-name="ce15" office:value-type="string">
            <text:p><text:a xlink:href="https://gallica.bnf.fr/ark:/12148/bpt6k2072108">https://gallica.bnf.fr/ark:/12148/bpt6k2072108</text:a></text:p>
          </table:table-cell>
          <table:table-cell table:style-name="ce7"/>
          <table:table-cell table:style-name="ce25" office:value-type="string">
            <text:p>merveilles17_ms_piephilidor_00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13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25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24" office:value-type="string">
            <text:p>merveilles17_p_gazette16640528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24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173">https://gallica.bnf.fr/ark:/12148/bpt6k62135011/f17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4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16_001</text:p>
          </table:table-cell>
          <table:table-cell table:style-name="ce15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0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6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7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3">https://gallica.bnf.fr/ark:/12148/bpt6k62135011/f24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5">https://gallica.bnf.fr/ark:/12148/bpt6k62135011/f245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9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5" office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5" office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5" office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4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8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8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7" office:value-type="string">
            <text:p>3924C</text:p>
          </table:table-cell>
          <table:table-cell table:style-name="ce15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4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4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8 x 90,3 cm</text:p>
          </table:table-cell>
          <table:table-cell table:style-name="ce7" office:value-type="string">
            <text:p>Dessin à la plume, à l'encre noire et au lavis gris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81</text:p>
          </table:table-cell>
          <table:table-cell table:style-name="ce15" office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<text:span text:style-name="T2"> </text:span><text:span text:style-name="T2">représentée lors des Plaisirs </text:span><text:span text:style-name="T2">de l’Ile enchantée 1664</text:span>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7,4 x 41,8 cm</text:p>
          </table:table-cell>
          <table:table-cell table:style-name="ce7" office:value-type="string">
            <text:p>Dessin à la plume, à l'encre noire et au lavis gris,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57</text:p>
          </table:table-cell>
          <table:table-cell table:style-name="ce15" office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 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 53,2 x 38,4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8</text:p>
          </table:table-cell>
          <table:table-cell table:style-name="ce15" office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<text:span text:style-name="T2"> donnée </text:span><text:span text:style-name="T2">lors des Plaisirs de l’Ile </text:span><text:span text:style-name="T2">enchantée </text:span>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4 x 89,6</text:p>
          </table:table-cell>
          <table:table-cell table:style-name="ce7" office:value-type="string">
            <text:p>Dessin à la pierre noir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9</text:p>
          </table:table-cell>
          <table:table-cell table:style-name="ce15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7"/>
          <table:table-cell table:style-name="ce24" office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1,6 x 90 cm</text:p>
          </table:table-cell>
          <table:table-cell table:style-name="ce7" office:value-type="string">
            <text:p>Dessin à la pierre noire, à la plum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1</text:p>
          </table:table-cell>
          <table:table-cell table:style-name="ce15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7"/>
          <table:table-cell table:style-name="ce26" office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 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8,5 x 89,7 cm</text:p>
          </table:table-cell>
          <table:table-cell table:style-name="ce7" office:value-type="string">
            <text:p>Dessin à la plume, à l'encre noire et au lavis gris, avec des traces de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2</text:p>
          </table:table-cell>
          <table:table-cell table:style-name="ce15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7"/>
          <table:table-cell table:style-name="ce26" office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7" office:value-type="string">
            <text:p>Israël Silvestre ? ; Adam Frans van der Meulen ? ; 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5" office:value-type="string">
            <text:p>28,9 x 45</text:p>
          </table:table-cell>
          <table:table-cell table:style-name="ce7" office:value-type="string">
            <text:p>Dessin au graphite, plume et encre brune</text:p>
          </table:table-cell>
          <table:table-cell table:style-name="ce7" office:value-type="string">
            <text:p>Paris, Musée du Louvre</text:p>
          </table:table-cell>
          <table:table-cell table:style-name="ce7" office:value-type="string">
            <text:p>RF 4951</text:p>
          </table:table-cell>
          <table:table-cell table:style-name="ce15"/>
          <table:table-cell table:style-name="ce7"/>
          <table:table-cell table:style-name="ce26" office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4,9 x 34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9</text:p>
          </table:table-cell>
          <table:table-cell table:style-name="ce15" table:number-columns-repeated="2"/>
          <table:table-cell table:style-name="ce26" office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1 x 32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8</text:p>
          </table:table-cell>
          <table:table-cell table:style-name="ce15" table:number-columns-repeated="2"/>
          <table:table-cell table:style-name="ce26" office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8,4 x 40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0</text:p>
          </table:table-cell>
          <table:table-cell table:style-name="ce26" office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1,5 x 40,8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1</text:p>
          </table:table-cell>
          <table:table-cell table:style-name="ce26" office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8 x 37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Paris, Archives nationales, Cartes et plans, O1 3241, n° 77b</text:p>
          </table:table-cell>
          <table:table-cell table:style-name="ce26" office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2,7 x 38,2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4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5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7" office:value-type="string">
            <text:p>Chauveau François (?)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5,4 x 27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68b</text:p>
          </table:table-cell>
          <table:table-cell table:style-name="ce15" office:value-type="string">
            <text:p>http://www2.culture.gouv.fr/Wave/image/archim/MP/FRDAFAN08_SCEK000248N_2.jpg</text:p>
          </table:table-cell>
          <table:table-cell table:style-name="ce7" office:value-type="string">
            <text:p>Contre épreuve du dessin ayant servi à l'illustration du manuscrit : BnF, Ms. Fr. 7834, fol. 73.</text:p>
          </table:table-cell>
          <table:table-cell table:style-name="ce24" office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6 x 41,4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15</text:p>
          </table:table-cell>
          <table:table-cell table:style-name="ce15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7"/>
          <table:table-cell table:style-name="ce24" office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25,5 x 39,2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1, n° 77b</text:p>
          </table:table-cell>
          <table:table-cell table:style-name="ce15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7" office:value-type="string">
            <text:p>Certainement la contre épreuve du dessin, BnF, OA 37 (2) Fol, fol. 171</text:p>
          </table:table-cell>
          <table:table-cell table:style-name="ce26" office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3,5 x 38,3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52</text:p>
          </table:table-cell>
          <table:table-cell table:style-name="ce15" office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3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0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2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1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</text:span><text:span text:style-name="T1">extrait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8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7"/>
          <table:table-cell table:style-name="ce27" office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</text:span><text:span text:style-name="T1">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7"/>
          <table:table-cell table:style-name="ce27" office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</text:span><text:span text:style-name="T1">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https://gallica.bnf.fr/ark:/12148/btv1b8626216h/f22.item</text:p>
          </table:table-cell>
          <table:table-cell table:style-name="ce7"/>
          <table:table-cell table:style-name="ce27" office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</text:span><text:span text:style-name="T1">Estampe</text:span><text:span text:style-name="T2"> </text:span><text:span text:style-name="T1">extraite d'André </text:span><text:span text:style-name="T1">Félibien,</text:span><text:span text:style-name="T2"> 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7"/>
          <table:table-cell table:style-name="ce27" office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</text:span><text:span text:style-name="T1">extraite d'André Félibien,</text:span><text:span text:style-name="T2"> </text:span><text:span text:style-name="T2">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6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7"/>
          <table:table-cell table:style-name="ce27" office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</text:span><text:span text:style-name="T1">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5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7"/>
          <table:table-cell table:style-name="ce28" office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<text:span text:style-name="T2">, </text:span><text:span text:style-name="T1">Estampe </text:span><text:span text:style-name="T1">extraite d'André Félibien,</text:span><text:span text:style-name="T2"> </text:span><text:span text:style-name="T2">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(d'après)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8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7"/>
          <table:table-cell table:style-name="ce28" office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1 x 42,4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7"/>
          <table:table-cell table:style-name="ce28" office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</text:span><text:span text:style-name="T1">extraite d'André Félibien,</text:span><text:span text:style-name="T2"> </text:span><text:span text:style-name="T2">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9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7"/>
          <table:table-cell table:style-name="ce28" office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4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29" office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4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29" office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>
            <text:p>Le Normand Jacques I (notaire)</text:p>
          </table:table-cell>
          <table:table-cell table:style-name="ce7" office:value-type="string">
            <text:p>Marché (minute)</text:p>
          </table:table-cell>
          <table:table-cell table:style-name="ce7" office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MC/RS//388, 20 mars 1664 (Cote originelle du document : MC/ET/CXVII/57)</text:p>
          </table:table-cell>
          <table:table-cell table:style-name="ce1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0" office:value-type="string">
            <text:p><text:span text:style-name="T3">Cent ans de recherche sur </text:span><text:span text:style-name="T3">Molière</text:span><text:span text:style-name="T4">, CLVIII : </text:span><text:span text:style-name="T4">https://www.siv.archives-</text:span><text:span text:style-name="T4">nationales.culture.gouv.fr/</text:span><text:span text:style-name="T4">mm/media/download/FRA</text:span><text:span text:style-name="T4">N_ANX_008004.pdf</text:span></text:p>
          </table:table-cell>
          <table:table-cell table:style-name="ce26" office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Peinture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0,5 x 59,5 cm</text:p>
          </table:table-cell>
          <table:table-cell table:style-name="ce7" office:value-type="string">
            <text:p>Huile sur toile</text:p>
          </table:table-cell>
          <table:table-cell table:style-name="ce7" office:value-type="string">
            <text:p>Versailles, Musée Lambinet</text:p>
          </table:table-cell>
          <table:table-cell table:style-name="ce7" office:value-type="float" office:value="2579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1009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Rome, Biblioteca Apostolica Vaticana </text:p>
          </table:table-cell>
          <table:table-cell table:style-name="ce5" office:value-type="string">
            <text:p>Manuscrit Chigi E.II.38</text:p>
          </table:table-cell>
          <table:table-cell table:style-name="ce14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4" office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>
            <text:p><text:a xlink:href="https://journals.openedition.org/mefrim/629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0.088cm solid #a1b8e1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8/02/2020</text:date>, <text:time>16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le Lafage</meta:initial-creator>
    <meta:creation-date>2020-01-30T15:15:13</meta:creation-date>
    <dc:date>2020-02-08T16:12:28.97</dc:date>
    <meta:generator>OpenOffice/4.1.6$Win32 OpenOffice.org_project/416m1$Build-9790</meta:generator>
    <meta:editing-duration>PT37M40S</meta:editing-duration>
    <meta:editing-cycles>4</meta:editing-cycles>
    <meta:document-statistic meta:table-count="1" meta:cell-count="7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